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co2" style:family="table-column">
      <style:table-column-properties fo:break-before="auto" style:column-width="178.3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color="#212121" style:font-name="Noto Sans" fo:font-size="14pt" fo:language="none" fo:country="none" style:font-name-asian="Noto Sans" style:font-size-asian="14pt" style:language-asian="none" style:country-asian="none" style:font-name-complex="Noto Sans" style:font-size-complex="14pt" style:language-complex="none" style:country-complex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2.85112" calcext:value-type="float">
            <text:p>2.85112</text:p>
          </table:table-cell>
          <table:table-cell/>
        </table:table-row>
        <table:table-row table:style-name="ro2">
          <table:table-cell office:value-type="float" office:value="2.84386" calcext:value-type="float">
            <text:p>2.84386</text:p>
          </table:table-cell>
          <table:table-cell table:style-name="ce1" table:formula="of:=AVERAGE([.A1:.A10])" office:value-type="float" office:value="2.843945" calcext:value-type="float">
            <text:p>2.843945</text:p>
          </table:table-cell>
        </table:table-row>
        <table:table-row table:style-name="ro1">
          <table:table-cell office:value-type="float" office:value="2.85807" calcext:value-type="float">
            <text:p>2.85807</text:p>
          </table:table-cell>
          <table:table-cell/>
        </table:table-row>
        <table:table-row table:style-name="ro2">
          <table:table-cell office:value-type="float" office:value="2.85779" calcext:value-type="float">
            <text:p>2.85779</text:p>
          </table:table-cell>
          <table:table-cell table:style-name="ce2" table:formula="of:=STDEVPA([.A1:.A10])" office:value-type="float" office:value="0.00869695377704171" calcext:value-type="float">
            <text:p>0.0086969538</text:p>
          </table:table-cell>
        </table:table-row>
        <table:table-row table:style-name="ro1">
          <table:table-cell office:value-type="float" office:value="2.83622" calcext:value-type="float">
            <text:p>2.83622</text:p>
          </table:table-cell>
          <table:table-cell/>
        </table:table-row>
        <table:table-row table:style-name="ro2">
          <table:table-cell office:value-type="float" office:value="2.83314" calcext:value-type="float">
            <text:p>2.83314</text:p>
          </table:table-cell>
          <table:table-cell table:style-name="ce1"/>
        </table:table-row>
        <table:table-row table:style-name="ro1">
          <table:table-cell office:value-type="float" office:value="2.8436" calcext:value-type="float">
            <text:p>2.8436</text:p>
          </table:table-cell>
          <table:table-cell/>
        </table:table-row>
        <table:table-row table:style-name="ro1">
          <table:table-cell office:value-type="float" office:value="2.8335" calcext:value-type="float">
            <text:p>2.8335</text:p>
          </table:table-cell>
          <table:table-cell/>
        </table:table-row>
        <table:table-row table:style-name="ro1">
          <table:table-cell office:value-type="float" office:value="2.84348" calcext:value-type="float">
            <text:p>2.84348</text:p>
          </table:table-cell>
          <table:table-cell/>
        </table:table-row>
        <table:table-row table:style-name="ro1">
          <table:table-cell office:value-type="float" office:value="2.83867" calcext:value-type="float">
            <text:p>2.838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</meta:initial-creator>
    <meta:creation-date>2016-03-08T19:37:44.355475988</meta:creation-date>
    <dc:date>2016-03-08T21:54:09.478717031</dc:date>
    <dc:creator>George </dc:creator>
    <meta:editing-duration>PT1H4M57S</meta:editing-duration>
    <meta:editing-cycles>8</meta:editing-cycles>
    <meta:generator>LibreOffice/5.0.3.2$Linux_X86_64 LibreOffice_project/00m0$Build-2</meta:generator>
    <meta:document-statistic meta:table-count="1" meta:cell-count="12" meta:object-count="0"/>
  </office:meta>
</office:document-meta>
</file>